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bas Neue" svg:font-family="'Bebas Neue'" style:font-pitch="variable"/>
    <style:font-face style:name="ColaborateLight" svg:font-family="ColaborateLight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color="#0000cc"/>
    </style:style>
    <style:style style:name="P2" style:family="paragraph">
      <style:paragraph-properties fo:text-align="start"/>
    </style:style>
    <style:style style:name="P3" style:family="paragraph">
      <style:text-properties style:font-name="Bebas Neue" fo:font-size="26pt" style:font-size-asian="26pt" style:font-size-complex="2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0pt"/>
    </style:style>
    <style:style style:name="T1" style:family="text">
      <style:text-properties fo:color="#0000cc" style:font-name="Bebas Neu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0066" style:font-name="ColaborateLight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cc"/>
    </style:style>
    <style:style style:name="T4" style:family="text">
      <style:text-properties fo:color="#0000cc" fo:font-size="12pt" style:font-size-asian="12pt" style:font-size-complex="12pt"/>
    </style:style>
    <style:style style:name="T5" style:family="text">
      <style:text-properties fo:color="#0000cc" style:font-name="Bebas Neue" fo:font-size="40pt" style:font-size-asian="40pt" style:font-size-complex="4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0066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&lt; p h p /&gt;</text:span></text:p>
            <text:p><text:span text:style-name="T2">PHP: Hypertext Preprocessor</text:span></text:p>
            <text:p><text:span text:style-name="T3"/></text:p>
            <text:p><text:span text:style-name="T4">DOSCOM UNIVERS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5">Instalasi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xml:id="id1" text:id="id1"><text:span text:style-name="T6">Memastikan sudah teristall php </text:span><text:span text:style-name="T7">$ php -v</text:span></text:p>
                  </text:list-item>
                  <text:list-item>
                    <text:p xml:id="id2" text:id="id2"><text:span text:style-name="T6">Jika belum terinstall unduh package terlebih dahulu. Google.</text:span></text:p>
                  </text:list-item>
                  <text:list-item>
                    <text:p xml:id="id3" text:id="id3"><text:span text:style-name="T6">Pastikan teristall Web Server (apache2)</text:span></text:p>
                  </text:list-item>
                  <text:list-item>
                    <text:p xml:id="id4" text:id="id4"><text:span text:style-name="T6">Cek. </text:span><text:span text:style-name="T7">http://localhost/</text:span></text:p>
                  </text:list-item>
                  <text:list-item>
                    <text:p xml:id="id5" text:id="id5"><text:span text:style-name="T6">Konfigurasi untuk display_errors di</text:span><text:span text:style-name="T7"> /etc/php5/apache2/php.ini</text:span></text:p>
                  </text:list-item>
                  <text:list-item>
                    <text:p xml:id="id6" text:id="id6"><text:span text:style-name="T6">Restart apache. </text:span><text:span text:style-name="T7">$ sudo service apache2 restar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5">Sintak dasar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xml:id="id7" text:id="id7"><text:span text:style-name="T6">Menampilkan teks v</text:span></text:p>
                  </text:list-item>
                  <text:list-item>
                    <text:p xml:id="id8" text:id="id8"><text:span text:style-name="T6">Variabel v</text:span></text:p>
                  </text:list-item>
                  <text:list-item>
                    <text:p xml:id="id9" text:id="id9"><text:span text:style-name="T6">Kondisi v</text:span></text:p>
                  </text:list-item>
                  <text:list-item>
                    <text:p xml:id="id10" text:id="id10"><text:span text:style-name="T6">Array v </text:span></text:p>
                  </text:list-item>
                  <text:list-item>
                    <text:p xml:id="id11" text:id="id11"><text:span text:style-name="T6">Perulangan v</text:span></text:p>
                  </text:list-item>
                  <text:list-item>
                    <text:p xml:id="id12" text:id="id12"><text:span text:style-name="T6">String v</text:span></text:p>
                  </text:list-item>
                  <text:list-item>
                    <text:p xml:id="id13" text:id="id13"><text:span text:style-name="T6">Etc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5">Latihan 2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xml:id="id14" text:id="id14"><text:span text:style-name="T6">Membuat form dengan memanfaatkan $_POST dan $_GET</text:span></text:p>
                  </text:list-item>
                  <text:list-item>
                    <text:p xml:id="id15" text:id="id15"><text:span text:style-name="T6">Perbedaan $_POST dan $_GE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ebas Neue" svg:font-family="'Bebas Neue'" style:font-pitch="variable"/>
    <style:font-face style:name="ColaborateLight" svg:font-family="ColaborateLight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08:37:40.307738195</meta:creation-date>
    <dc:date>2016-04-10T21:45:19.669389135</dc:date>
    <meta:editing-duration>P1DT5H57M5S</meta:editing-duration>
    <meta:editing-cycles>71</meta:editing-cycles>
    <meta:generator>LibreOffice/4.2.8.2$Linux_X86_64 LibreOffice_project/420m0$Build-2</meta:generator>
    <meta:document-statistic meta:object-count="36"/>
  </office:meta>
</office:document-meta>
</file>